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03cm" svg:height="1.803cm" svg:x="8.639cm" svg:y="2.98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03cm" svg:height="1.803cm" svg:x="14.701cm" svg:y="2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803cm" svg:height="1.803cm" svg:x="20.495cm" svg:y="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03cm" svg:height="1.803cm" svg:x="8.639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03cm" svg:height="1.803cm" svg:x="15.672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803cm" svg:height="1.803cm" svg:x="10.447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803cm" svg:height="1.803cm" svg:x="3.849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2">1</text:span> <text:s text:c="3"/></text:p>
          <text:p text:style-name="P1"/>
        </draw:connector>
        <draw:connector draw:style-name="gr3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2"><text:s text:c="2"/></text:span><text:span text:style-name="T2">15</text:span></text:p>
          <text:p text:style-name="P1"/>
        </draw:connector>
        <draw:connector draw:style-name="gr3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2"><text:s text:c="2"/></text:span><text:span text:style-name="T2">8</text:span></text:p>
          <text:p text:style-name="P1"><text:span text:style-name="T2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2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2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2">4</text:span></text:p>
        </draw:connector>
        <draw:connector draw:style-name="gr3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2">2</text:span></text:p>
          <text:p text:style-name="P1"/>
        </draw:connector>
        <draw:connector draw:style-name="gr3" draw:text-style-name="P3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2"/></text:p>
          <text:p text:style-name="P1"><text:span text:style-name="T2"><text:s/></text:span><text:span text:style-name="T2">2</text:span></text:p>
        </draw:connector>
        <draw:connector draw:style-name="gr3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2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2">3</text:span></text:p>
        </draw:connector>
        <draw:connector draw:style-name="gr3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2">3</text:span></text:p>
          <text:p text:style-name="P1"/>
        </draw:connector>
        <draw:connector draw:style-name="gr3" draw:text-style-name="P1" draw:layer="layout" draw:type="line" svg:x1="16.564cm" svg:y1="10.284cm" svg:x2="15.593cm" svg:y2="4.786cm" svg:d="M16564 10284l-971-5498" svg:viewBox="0 0 972 5499">
          <text:p text:style-name="P1"><text:s text:c="4"/><text:span text:style-name="T2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48:25.592702243</dc:date>
    <dc:creator>elucterio </dc:creator>
    <meta:editing-duration>PT3M31S</meta:editing-duration>
    <meta:editing-cycles>8</meta:editing-cycles>
    <meta:generator>LibreOffice/4.2.8.2$Linux_X86_64 LibreOffice_project/420m0$Build-2</meta:generator>
    <meta:document-statistic meta:object-count="20"/>
  </office:meta>
</office:document-meta>
</file>